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" manifest:full-path="Pictures/2000000700000FB5000000C94FDA4EAC.wmf"/>
  <manifest:file-entry manifest:media-type="" manifest:full-path="Pictures/20000007000025F9000000C9F0140E06.wmf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ebdings" svg:font-family="Webdings" style:font-charset="x-symbol"/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621cm" fo:margin-left="0.482cm" fo:margin-right="0.407cm" table:align="margins" style:writing-mode="lr-tb"/>
    </style:style>
    <style:style style:name="Table1.A" style:family="table-column">
      <style:table-column-properties style:column-width="8.61cm" style:rel-column-width="4881*"/>
    </style:style>
    <style:style style:name="Table1.B" style:family="table-column">
      <style:table-column-properties style:column-width="3.064cm" style:rel-column-width="1737*"/>
    </style:style>
    <style:style style:name="Table1.C" style:family="table-column">
      <style:table-column-properties style:column-width="1.617cm" style:rel-column-width="917*"/>
    </style:style>
    <style:style style:name="Table1.D" style:family="table-column">
      <style:table-column-properties style:column-width="2.33cm" style:rel-column-width="1321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Webdings" fo:font-size="12pt" style:font-size-asian="12pt" style:font-size-complex="12pt"/>
    </style:style>
    <style:style style:name="P3" style:family="paragraph" style:parent-style-name="Text_20_body">
      <style:text-properties fo:font-size="10.5pt" style:font-size-asian="10.5pt" style:font-size-complex="10.5pt"/>
    </style:style>
    <style:style style:name="P4" style:family="paragraph" style:parent-style-name="Table_20_Heading">
      <style:paragraph-properties fo:text-align="start" style:justify-single-word="false"/>
      <style:text-properties fo:font-size="10.5pt" style:font-size-asian="10.5pt" style:font-size-complex="10.5pt"/>
    </style:style>
    <style:style style:name="P5" style:family="paragraph" style:parent-style-name="Text_20_body">
      <style:text-properties fo:font-size="10.5pt" style:font-size-asian="10.5pt" style:font-size-complex="10.5pt"/>
    </style:style>
    <style:style style:name="P6" style:family="paragraph" style:parent-style-name="Text_20_body" style:list-style-name="L1">
      <style:text-properties fo:font-size="10.5pt" style:font-size-asian="10.5pt" style:font-size-complex="10.5pt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Heading1_20_Without_20_Numbering" style:master-page-name="Appendix">
      <style:paragraph-properties style:page-number="auto"/>
    </style:style>
    <style:style style:name="P10" style:family="paragraph" style:parent-style-name="Standard">
      <style:text-properties fo:font-size="9.5pt" style:font-size-asian="9.5pt" style:font-size-complex="9.5pt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59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11" svg:width="16.509cm" svg:height="0.343cm" svg:x="-6.033cm" svg:y="0cm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11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11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11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11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11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11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11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11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11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11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11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11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11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text:list xml:id="list6666651897044781767" text:style-name="Appendix_20_Numbering">
        <text:list-item>
          <text:p text:style-name="P9">Standard Option and Property Names</text:p>
        </text:list-item>
      </text:list>
      <text:p text:style-name="P3">The following table identifies property names and the areas in which the property is used.</text:p>
      <text:p text:style-name="P3"><text:span text:style-name="T1">PM.getProperties</text:span>: </text:p>
      <text:list xml:id="list9157424528012376847" text:style-name="L1">
        <text:list-item>
          <text:p text:style-name="P6">the property name is used as a key of the Map returned from PersistenceManager.getProperties;</text:p>
        </text:list-item>
        <text:list-item>
          <text:p text:style-name="P6">the property name can be used in PersistenceManager.setProperty; and</text:p>
        </text:list-item>
        <text:list-item>
          <text:p text:style-name="P6">the property name is returned as an element of the Set returned from PersistenceManager.getSupportedProperties.</text:p>
        </text:list-item>
      </text:list>
      <text:p text:style-name="P3"><text:span text:style-name="T1">getPMF</text:span>: </text:p>
      <text:list xml:id="list3373277972541352090" text:style-name="L2">
        <text:list-item>
          <text:p text:style-name="P7"><text:span text:style-name="T2">the property name can be used as a key in the Map passed to JDOHelper.getPersistenceManagerFactory.</text:span></text:p>
        </text:list-item>
      </text:list>
      <text:p text:style-name="P3"><text:span text:style-name="T1">PMF options</text:span>: </text:p>
      <text:list xml:id="list1050976107051442741" text:style-name="L3">
        <text:list-item>
          <text:p text:style-name="P8"><text:span text:style-name="T2">the property name is used as an element of the Collection returned by PersistenceManagerFactory.supportedOptions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4">Property name</text:p>
            </table:table-cell>
            <table:table-cell table:style-name="Table1.A1" office:value-type="string">
              <text:p text:style-name="P4">PM.getProperties</text:p>
            </table:table-cell>
            <table:table-cell table:style-name="Table1.A1" office:value-type="string">
              <text:p text:style-name="P4">getPMF</text:p>
            </table:table-cell>
            <table:table-cell table:style-name="Table1.D1" office:value-type="string">
              <text:p text:style-name="P4">PMF options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0">javax.jdo.option.ApplicationIdentity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10">javax.jdo.option.Array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10">javax.jdo.option.ArrayList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10">javax.jdo.option.BinaryCompatibility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10">javax.jdo.option.ChangeApplicationIdentity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10">javax.jdo.option.CopyOnAttach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a</text:p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0">javax.jdo.option.DatastoreIdentity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10">javax.jdo.option.DatastoreReadTimeoutMillis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a</text:p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0">javax.jdo.option.DatastoreTimeout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10">javax.jdo.option.DatastoreWriteTimeoutMillis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a</text:p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0">javax.jdo.option.DetachAllOnCommit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a</text:p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0">javax.jdo.option.GetDataStoreConnection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10">javax.jdo.option.GetJDBCConnection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10">javax.jdo.option.IgnoreCache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a</text:p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0">javax.jdo.option.LinkedList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10">javax.jdo.List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10">javax.jdo.option.mapping.HeterogeneousInterfaceTyp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10">javax.jdo.option.mapping.HeterogeneousObjectTyp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ext:soft-page-break/>
        <table:table-row table:style-name="Table1.1">
          <table:table-cell table:style-name="Table1.A2" office:value-type="string">
            <text:p text:style-name="P10">javax.jdo.option.mapping.JoinedTablePerClas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10">javax.jdo.option.mapping.JoinedTablePerConcreteClas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10">javax.jdo.option.mapping.NonJoinedTablePerConcreteClas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10">javax.jdo.option.mapping.RelationSubclassTabl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10">javax.jdo.option.Multithreaded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a</text:p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10">javax.jdo.option.NonDurableIdentity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10">javax.jdo.option.NontransactionalRead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a</text:p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10">javax.jdo.option.NontransactionalWrite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a</text:p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10">javax.jdo.option.NullCollection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10">javax.jdo.option.<text:alphabetical-index-mark-start text:id="IMark5081068648" text:main-entry="true"/>Optimistic<text:alphabetical-index-mark-end text:id="IMark5081068648"/>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a</text:p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10">javax.jdo.option.PreDirtyEvent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10">javax.jdo.option.QueryCancel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10">javax.jdo.option.ReadOnly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a</text:p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0">javax.jdo.option.RestoreValues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a</text:p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0">javax.jdo.option.RetainValues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a</text:p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10">javax.jdo.option.ServerTimeZoneID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a</text:p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0">javax.jdo.option.TransactionIsolationLevel.read-committed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10">javax.jdo.option.TransactionIsolationLevel.read-uncommitted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10">javax.jdo.option.TransactionIsolationLevel.repeatable-read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10">javax.jdo.option.TransactionIsolationLevel.serializabl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10">javax.jdo.option.TransactionIsolationLevel.snapshot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10">javax.jdo.option.TransientTransactional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Standard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10">javax.jdo.option.TreeMap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10">javax.jdo.option.TreeSet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10">javax.jdo.option.UnconstrainedQueryVariable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10">javax.jdo.option.Vector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10">javax.jdo.option.version.DateTim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10">javax.jdo.option.version.StateImag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10">javax.jdo.query.JDOQL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10">javax.jdo.query.SQL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ebdings" svg:font-family="Webdings" style:font-charset="x-symbol"/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line-height-at-least="0.423cm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2.54cm" fo:margin-right="0cm" fo:margin-top="0.706cm" fo:margin-bottom="2.54cm" style:line-height-at-least="0.741cm" fo:text-indent="-2.54cm" style:auto-text-indent="false" style:page-number="auto" fo:break-before="auto" fo:break-after="auto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47cm" style:line-height-at-least="0.406cm" fo:keep-with-next="always">
        <style:tab-stops>
          <style:tab-stop style:position="1.27cm" style:type="right"/>
          <style:tab-stop style:position="1.854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2.54cm" fo:margin-right="0cm" fo:margin-top="0.247cm" fo:margin-bottom="0.176cm" style:line-height-at-least="0.441cm" fo:text-indent="-2.54cm" style:auto-text-indent="false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-left="1.905cm" fo:margin-right="0cm" fo:margin-top="0cm" fo:margin-bottom="0.141cm" style:line-height-at-least="0.441cm" fo:text-align="justify" style:justify-single-word="false" fo:orphans="0" fo:widows="0" fo:text-indent="0cm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-left="1.905cm" fo:margin-right="0cm" fo:margin-top="0cm" fo:margin-bottom="0.141cm" style:line-height-at-least="0.441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-left="2.54cm" fo:margin-right="0.635cm" fo:margin-top="0.035cm" fo:margin-bottom="0.176cm" style:line-height-at-least="0.441cm" fo:text-align="justify" style:justify-single-word="false" fo:orphans="0" fo:widows="0" fo:text-indent="-0.388cm" style:auto-text-indent="false" style:writing-mode="lr-tb">
        <style:tab-stops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cm" fo:margin-bottom="0cm" style:line-height-at-least="0.423cm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-left="1.905cm" fo:margin-right="0cm" fo:margin-top="0cm" fo:margin-bottom="0cm" style:line-height-at-least="0.37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-left="2.54cm" fo:margin-right="0.635cm" fo:margin-top="0.353cm" fo:margin-bottom="0.353cm" style:line-height-at-least="0.494cm" fo:orphans="0" fo:widows="0" fo:text-indent="0cm" style:auto-text-indent="false" style:writing-mode="lr-tb">
        <style:tab-stops>
          <style:tab-stop style:position="3.175cm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-left="2.54cm" fo:margin-right="0cm" fo:margin-top="0.247cm" fo:margin-bottom="0.141cm" style:line-height-at-least="0.459cm" fo:orphans="0" fo:widows="0" fo:text-indent="-2.54cm" style:auto-text-indent="fals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ppendix" style:family="paragraph" style:default-outline-level="">
      <style:paragraph-properties fo:margin-left="2.54cm" fo:margin-right="0cm" fo:margin-top="0.635cm" fo:margin-bottom="0.423cm" style:line-height-at-least="0.706cm" fo:text-align="center" style:justify-single-word="false" fo:orphans="0" fo:widows="0" fo:text-indent="-2.54cm" style:auto-text-indent="false" fo:break-before="pag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-left="0.762cm" fo:margin-right="0cm" fo:margin-top="0cm" fo:margin-bottom="0.353cm" fo:text-indent="-0.762cm" style:auto-text-indent="false" style:page-number="auto">
        <style:tab-stops>
          <style:tab-stop style:position="1.27cm" style:type="right"/>
          <style:tab-stop style:position="1.854cm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.353cm" fo:text-indent="0cm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.353cm" style:line-height-at-leas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:" style:num-format="A" text:start-value="8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3">
      <style:page-layout-properties fo:page-width="21.59cm" fo:page-height="27.94cm" style:num-format="i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59cm" fo:page-height="27.94cm" style:num-format="i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59cm" fo:page-height="27.94cm" style:num-format="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7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  <style:master-page style:name="Appendix" style:page-layout-name="Mpm6">
      <style:header>
        <text:p text:style-name="Header"/>
      </style:header>
      <style:footer>
        <text:p text:style-name="Footer"/>
      </style:footer>
    </style:master-page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3</meta:editing-cycles>
    <meta:creation-date>2012-06-24T14:10:55.11</meta:creation-date>
    <meta:editing-duration>PT13H18M20S</meta:editing-duration>
    <meta:generator>OpenOffice/4.1.10$Unix OpenOffice.org_project/4110m2$Build-9807</meta:generator>
    <dc:title>JDO_Chapter</dc:title>
    <dc:date>2021-09-12T17:57:38</dc:date>
    <dc:creator>Michael Bouschen</dc:creator>
    <meta:document-statistic meta:table-count="1" meta:image-count="0" meta:object-count="0" meta:page-count="2" meta:paragraph-count="127" meta:word-count="215" meta:character-count="249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